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one_lstm_metric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.30318935233832E-017" calcext:value-type="float">
            <text:p>3.30318935233832E-1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3.30318935233832E-017" calcext:value-type="float">
            <text:p>3.30318935233832E-17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1:36:06.971014980</dc:date>
    <meta:editing-duration>PT22S</meta:editing-duration>
    <meta:editing-cycles>1</meta:editing-cycles>
    <meta:generator>LibreOffice/6.0.7.3$Linux_X86_64 LibreOffice_project/00m0$Build-3</meta:generator>
    <meta:document-statistic meta:table-count="1" meta:cell-count="9" meta:object-count="0"/>
  </office:meta>
</office:document-meta>
</file>